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89,235,52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60,379,145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20,540,17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37,006,22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39,878,828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50,643,615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70,714,083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14,523,388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429,461,49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379,258,565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44,428,609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98,513,956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92,232,117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61,797,606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30,657,965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2,246,959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82,763,693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81,116,95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04,849,61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9,214,633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1,504,892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14,991,452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22,100,57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23:12.902199553</dc:date>
    <meta:editing-duration>PT6H15M4S</meta:editing-duration>
    <meta:editing-cycles>172</meta:editing-cycles>
    <meta:generator>LibreOffice/7.2.6.2$Linux_X86_64 LibreOffice_project/20$Build-2</meta:generator>
    <meta:document-statistic meta:table-count="1" meta:cell-count="48" meta:object-count="0"/>
  </office:meta>
</office:document-meta>
</file>